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6.999cm" table:align="margins"/>
    </style:style>
    <style:style style:name="tableau_5f_entete_5f_definition.A" style:display-name="tableau_entete_definition.A" style:family="table-column">
      <style:table-column-properties style:column-width="4.858cm" style:rel-column-width="18728*"/>
    </style:style>
    <style:style style:name="tableau_5f_entete_5f_definition.B" style:display-name="tableau_entete_definition.B" style:family="table-column">
      <style:table-column-properties style:column-width="1.905cm" style:rel-column-width="7344*"/>
    </style:style>
    <style:style style:name="tableau_5f_entete_5f_definition.C" style:display-name="tableau_entete_definition.C" style:family="table-column">
      <style:table-column-properties style:column-width="1.961cm" style:rel-column-width="7561*"/>
    </style:style>
    <style:style style:name="tableau_5f_entete_5f_definition.D" style:display-name="tableau_entete_definition.D" style:family="table-column">
      <style:table-column-properties style:column-width="3.023cm" style:rel-column-width="11655*"/>
    </style:style>
    <style:style style:name="tableau_5f_entete_5f_definition.E" style:display-name="tableau_entete_definition.E" style:family="table-column">
      <style:table-column-properties style:column-width="1.152cm" style:rel-column-width="4440*"/>
    </style:style>
    <style:style style:name="tableau_5f_entete_5f_definition.F" style:display-name="tableau_entete_definition.F" style:family="table-column">
      <style:table-column-properties style:column-width="1.436cm" style:rel-column-width="5535*"/>
    </style:style>
    <style:style style:name="tableau_5f_entete_5f_definition.G" style:display-name="tableau_entete_definition.G" style:family="table-column">
      <style:table-column-properties style:column-width="0.843cm" style:rel-column-width="3250*"/>
    </style:style>
    <style:style style:name="tableau_5f_entete_5f_definition.H" style:display-name="tableau_entete_definition.H" style:family="table-column">
      <style:table-column-properties style:column-width="1.822cm" style:rel-column-width="7022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>
      <style:table-properties style:width="16.999cm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4.856cm" style:rel-column-width="18721*"/>
    </style:style>
    <style:style style:name="tableau_5f_colonne_5f_definition.B" style:display-name="tableau_colonne_definition.B" style:family="table-column">
      <style:table-column-properties style:column-width="1.912cm" style:rel-column-width="7371*"/>
    </style:style>
    <style:style style:name="tableau_5f_colonne_5f_definition.C" style:display-name="tableau_colonne_definition.C" style:family="table-column">
      <style:table-column-properties style:column-width="1.969cm" style:rel-column-width="7589*"/>
    </style:style>
    <style:style style:name="tableau_5f_colonne_5f_definition.D" style:display-name="tableau_colonne_definition.D" style:family="table-column">
      <style:table-column-properties style:column-width="3.023cm" style:rel-column-width="11655*"/>
    </style:style>
    <style:style style:name="tableau_5f_colonne_5f_definition.E" style:display-name="tableau_colonne_definition.E" style:family="table-column">
      <style:table-column-properties style:column-width="1.125cm" style:rel-column-width="4338*"/>
    </style:style>
    <style:style style:name="tableau_5f_colonne_5f_definition.F" style:display-name="tableau_colonne_definition.F" style:family="table-column">
      <style:table-column-properties style:column-width="1.45cm" style:rel-column-width="5589*"/>
    </style:style>
    <style:style style:name="tableau_5f_colonne_5f_definition.G" style:display-name="tableau_colonne_definition.G" style:family="table-column">
      <style:table-column-properties style:column-width="0.847cm" style:rel-column-width="3264*"/>
    </style:style>
    <style:style style:name="tableau_5f_colonne_5f_definition.H" style:display-name="tableau_colonne_definition.H" style:family="table-column">
      <style:table-column-properties style:column-width="1.819cm" style:rel-column-width="7008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text-properties style:font-name="Helvetica" fo:font-size="2pt" style:font-size-asian="2pt" style:font-size-complex="2pt"/>
    </style:style>
    <style:style style:name="P2" style:family="paragraph" style:parent-style-name="Standard">
      <style:text-properties style:font-name="Helvetica" fo:font-size="4pt" style:font-size-asian="4pt" style:font-size-complex="4pt"/>
    </style:style>
    <style:style style:name="P3" style:family="paragraph" style:parent-style-name="Table_20_Contents_20_left">
      <style:text-properties style:font-name="Helvetica"/>
    </style:style>
    <style:style style:name="P4" style:family="paragraph" style:parent-style-name="Table_20_Contents_20_left">
      <style:text-properties style:font-name="Helvetica" fo:font-size="2pt" style:font-size-asian="2pt" style:font-size-complex="2pt"/>
    </style:style>
    <style:style style:name="P5" style:family="paragraph" style:parent-style-name="Table_20_Contents_20_left">
      <style:paragraph-properties fo:margin-left="0cm" fo:margin-right="0cm" fo:margin-top="0cm" fo:margin-bottom="0cm" fo:line-height="100%" fo:text-indent="0cm" style:auto-text-indent="false"/>
      <style:text-properties style:font-name="Helvetica" fo:font-size="4pt" style:font-size-asian="4pt" style:font-size-complex="4pt"/>
    </style:style>
    <style:style style:name="P6" style:family="paragraph" style:parent-style-name="Table_20_Contents_20_left">
      <style:paragraph-properties fo:margin-left="0cm" fo:margin-right="0cm" style:line-height-at-least="0cm" fo:text-align="start" style:justify-single-word="false" fo:text-indent="0cm" style:auto-text-indent="false">
        <style:tab-stops/>
      </style:paragraph-properties>
      <style:text-properties style:font-name="Helvetica" fo:font-size="4pt" style:font-size-asian="4pt" style:font-size-complex="4pt"/>
    </style:style>
    <style:style style:name="P7" style:family="paragraph" style:parent-style-name="Table_20_Contents_20_left">
      <style:paragraph-properties fo:margin-left="-0.09cm" fo:margin-right="0cm" style:line-height-at-least="0cm" fo:text-indent="0cm" style:auto-text-indent="false">
        <style:tab-stops/>
      </style:paragraph-properties>
      <style:text-properties style:font-name="Helvetica" fo:font-size="4pt" style:font-size-asian="4pt" style:font-size-complex="4pt"/>
    </style:style>
    <style:style style:name="P8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style:font-name="Helvetica" fo:font-size="4pt" style:font-size-asian="4pt" style:font-size-complex="4pt"/>
    </style:style>
    <style:style style:name="P9" style:family="paragraph" style:parent-style-name="Table_20_Contents_20_left">
      <style:paragraph-properties fo:margin-top="0cm" fo:margin-bottom="0.15cm" style:line-height-at-least="0.25cm" fo:background-color="transparent" style:shadow="none">
        <style:background-image/>
      </style:paragraph-properties>
      <style:text-properties style:font-name="Helvetica"/>
    </style:style>
    <style:style style:name="P10" style:family="paragraph" style:parent-style-name="Table_20_Contents_20_right">
      <style:text-properties style:font-name="Helvetica"/>
    </style:style>
    <style:style style:name="P11" style:family="paragraph" style:parent-style-name="Table_20_Contents_20_right">
      <style:paragraph-properties fo:text-align="center" style:justify-single-word="false"/>
      <style:text-properties style:font-name="Helvetica"/>
    </style:style>
    <style:style style:name="P12" style:family="paragraph" style:parent-style-name="Table_20_Contents_20_right">
      <style:paragraph-properties fo:text-align="start" style:justify-single-word="false"/>
      <style:text-properties style:font-name="Helvetica"/>
    </style:style>
    <style:style style:name="P13" style:family="paragraph" style:parent-style-name="Table_20_Contents_20_right">
      <style:text-properties style:font-name="Helvetica" fo:font-size="4pt" style:font-size-asian="4pt" style:font-size-complex="4pt"/>
    </style:style>
    <style:style style:name="P14" style:family="paragraph" style:parent-style-name="Table_20_Contents_20_right">
      <style:paragraph-properties style:line-height-at-least="0cm"/>
      <style:text-properties style:font-name="Helvetica" fo:font-size="4pt" style:font-size-asian="4pt" style:font-size-complex="4pt"/>
    </style:style>
    <style:style style:name="P15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style:font-name="Helvetica" fo:font-size="4pt" style:font-size-asian="4pt" style:font-size-complex="4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column table:style-name="tableau_5f_entete_5f_definition.G"/>
        <table:table-column table:style-name="tableau_5f_entete_5f_definition.H"/>
        <table:table-row table:style-name="tableau_5f_entete_5f_definition.1">
          <table:table-cell table:style-name="tableau_5f_entete_5f_definition.A1" office:value-type="string">
            <text:p text:style-name="P3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P3">%=entete_naissance=%</text:p>
          </table:table-cell>
          <table:table-cell table:style-name="tableau_5f_entete_5f_definition.A1" office:value-type="string">
            <text:p text:style-name="P3">%=entete_echeance=%</text:p>
          </table:table-cell>
          <table:table-cell table:style-name="tableau_5f_entete_5f_definition.A1" office:value-type="string">
            <text:p text:style-name="P11">%=entete_motif=%</text:p>
          </table:table-cell>
          <table:table-cell table:style-name="tableau_5f_entete_5f_definition.A1" office:value-type="string">
            <text:p text:style-name="P12">%=entete_montant_alloc=%</text:p>
          </table:table-cell>
          <table:table-cell table:style-name="tableau_5f_entete_5f_definition.A1" office:value-type="string">
            <text:p text:style-name="P11">%=entete_montant_conjoint=%</text:p>
          </table:table-cell>
          <table:table-cell table:style-name="tableau_5f_entete_5f_definition.A1" office:value-type="string">
            <text:p text:style-name="P10"/>
          </table:table-cell>
          <table:table-cell table:style-name="tableau_5f_entete_5f_definition.A1" office:value-type="string">
            <text:p text:style-name="P10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column table:style-name="tableau_5f_colonne_5f_definition.G"/>
        <table:table-column table:style-name="tableau_5f_colonne_5f_definition.H"/>
        <table:table-row table:style-name="tableau_5f_colonne_5f_definition.1">
          <table:table-cell table:style-name="tableau_5f_colonne_5f_definition.A1" office:value-type="string">
            <text:p text:style-name="P3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P3">%=colonne_naissance=%</text:p>
          </table:table-cell>
          <table:table-cell table:style-name="tableau_5f_colonne_5f_definition.A1" office:value-type="string">
            <text:p text:style-name="P3">%=colonne_echeance=%</text:p>
          </table:table-cell>
          <table:table-cell table:style-name="tableau_5f_colonne_5f_definition.A1" office:value-type="string">
            <text:p text:style-name="P11">%=colonne_motif=%</text:p>
          </table:table-cell>
          <table:table-cell table:style-name="tableau_5f_colonne_5f_definition.A1" office:value-type="string">
            <text:p text:style-name="P10">%=colonne_montant_alloc=%</text:p>
          </table:table-cell>
          <table:table-cell table:style-name="tableau_5f_colonne_5f_definition.A1" office:value-type="string">
            <text:p text:style-name="P10">%=colonne_montant_conjoint=%</text:p>
          </table:table-cell>
          <table:table-cell table:style-name="tableau_5f_colonne_5f_definition.A1" office:value-type="string">
            <text:p text:style-name="P10">%=colonne_code_monnaie=%</text:p>
          </table:table-cell>
          <table:table-cell table:style-name="tableau_5f_colonne_5f_definition.A1" office:value-type="string">
            <text:p text:style-name="P10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5">%{ligneVide}%#5#%=ligne_vide=%</text:p>
          </table:table-cell>
          <table:table-cell table:style-name="tableau_5f_colonne_5f_definition.A1" office:value-type="string">
            <text:p text:style-name="P6"/>
          </table:table-cell>
          <table:table-cell table:style-name="tableau_5f_colonne_5f_definition.A1" office:value-type="string">
            <text:p text:style-name="P7"/>
          </table:table-cell>
          <table:table-cell table:style-name="tableau_5f_colonne_5f_definition.A1" office:value-type="string">
            <text:p text:style-name="P8"/>
          </table:table-cell>
          <table:table-cell table:style-name="tableau_5f_colonne_5f_definition.A1" office:value-type="string">
            <text:p text:style-name="P14"/>
          </table:table-cell>
          <table:table-cell table:style-name="tableau_5f_colonne_5f_definition.A1" office:value-type="string">
            <text:p text:style-name="P15"/>
          </table:table-cell>
          <table:table-cell table:style-name="tableau_5f_colonne_5f_definition.A1" office:value-type="string">
            <text:p text:style-name="P13"/>
          </table:table-cell>
          <table:table-cell table:style-name="tableau_5f_colonne_5f_definition.A1" office:value-type="string">
            <text:p text:style-name="P13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9">%{droitBeneficiaire}%#4#%=droit_beneficiaire=%</text:p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10"/>
          </table:table-cell>
          <table:table-cell table:style-name="tableau_5f_colonne_5f_definition.A1" office:value-type="string">
            <text:p text:style-name="P10"/>
          </table:table-cell>
          <table:table-cell table:style-name="tableau_5f_colonne_5f_definition.A1" office:value-type="string">
            <text:p text:style-name="P10"/>
          </table:table-cell>
          <table:table-cell table:style-name="tableau_5f_colonne_5f_definition.A1" office:value-type="string">
            <text:p text:style-name="P10"/>
          </table:table-cell>
          <table:table-cell table:style-name="tableau_5f_colonne_5f_definition.A1" office:value-type="string">
            <text:p text:style-name="P10"/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4T17:29:49.46</dc:date>
    <meta:editing-cycles>91</meta:editing-cycles>
    <meta:editing-duration>PT6H32M44S</meta:editing-duration>
    <meta:document-statistic meta:table-count="2" meta:image-count="0" meta:object-count="0" meta:page-count="1" meta:paragraph-count="17" meta:word-count="17" meta:character-count="492"/>
    <meta:user-defined meta:name="Info 1"/>
    <meta:user-defined meta:name="Info 2"/>
    <meta:user-defined meta:name="Info 3"/>
    <meta:user-defined meta:name="Info 4"/>
  </office:meta>
</office:document-meta>
</file>